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ins-vidalibarraquer/m03-uf1-actbasica00-hellogit-12manel123.git" text:style-name="Internet_20_link" text:visited-style-name="Visited_20_Internet_20_Link">https://github.com/ins-vidalibarraquer/m03-uf1-actbasica00-hellogit-12manel123.git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0:26:46.578069398</meta:creation-date>
    <dc:date>2020-09-25T10:26:59.38166460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6.4.5.2$Linux_X86_64 LibreOffice_project/40$Build-2</meta:generator>
  </office:meta>
</office:document-meta>
</file>